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25b" officeooo:paragraph-rsid="0017e25b"/>
    </style:style>
    <style:style style:name="P2" style:family="paragraph" style:parent-style-name="Standard">
      <style:text-properties officeooo:rsid="001864fd" officeooo:paragraph-rsid="001864fd"/>
    </style:style>
    <style:style style:name="P3" style:family="paragraph" style:parent-style-name="Standard">
      <style:text-properties officeooo:rsid="0019f342" officeooo:paragraph-rsid="0019f342"/>
    </style:style>
    <style:style style:name="P4" style:family="paragraph" style:parent-style-name="Standard">
      <style:text-properties officeooo:rsid="001b0914" officeooo:paragraph-rsid="001b0914"/>
    </style:style>
    <style:style style:name="P5" style:family="paragraph" style:parent-style-name="Standard">
      <style:text-properties officeooo:rsid="001bf1ce" officeooo:paragraph-rsid="001bf1ce"/>
    </style:style>
    <style:style style:name="P6" style:family="paragraph" style:parent-style-name="Standard">
      <style:text-properties officeooo:rsid="001bfce2" officeooo:paragraph-rsid="001bfce2"/>
    </style:style>
    <style:style style:name="P7" style:family="paragraph" style:parent-style-name="Standard">
      <style:text-properties officeooo:rsid="001dbc42" officeooo:paragraph-rsid="001dbc42"/>
    </style:style>
    <style:style style:name="P8" style:family="paragraph" style:parent-style-name="Standard">
      <style:text-properties fo:color="#800000" fo:font-weight="bold" officeooo:rsid="001dbc42" officeooo:paragraph-rsid="001dbc42" style:font-weight-asian="bold" style:font-weight-complex="bold"/>
    </style:style>
    <style:style style:name="P9" style:family="paragraph" style:parent-style-name="Standard">
      <style:text-properties fo:color="#800000" fo:font-weight="bold" officeooo:rsid="002b24bf" officeooo:paragraph-rsid="002b24bf" style:font-weight-asian="bold" style:font-weight-complex="bold"/>
    </style:style>
    <style:style style:name="P10" style:family="paragraph" style:parent-style-name="Standard">
      <style:text-properties fo:color="#800000" fo:font-weight="bold" officeooo:rsid="002dc9d5" officeooo:paragraph-rsid="002dc9d5" style:font-weight-asian="bold" style:font-weight-complex="bold"/>
    </style:style>
    <style:style style:name="P11" style:family="paragraph" style:parent-style-name="Standard">
      <style:text-properties fo:color="#800000" fo:font-weight="bold" officeooo:rsid="002e8cf4" officeooo:paragraph-rsid="002e8cf4" style:font-weight-asian="bold" style:font-weight-complex="bold"/>
    </style:style>
    <style:style style:name="P12" style:family="paragraph" style:parent-style-name="Standard">
      <style:text-properties fo:color="#800000" fo:font-weight="bold" officeooo:rsid="002f07e4" officeooo:paragraph-rsid="002f07e4" style:font-weight-asian="bold" style:font-weight-complex="bold"/>
    </style:style>
    <style:style style:name="P13" style:family="paragraph" style:parent-style-name="Standard">
      <style:text-properties fo:color="#800000" fo:font-weight="normal" officeooo:rsid="002e8cf4" officeooo:paragraph-rsid="002e8cf4" style:font-weight-asian="normal" style:font-weight-complex="normal"/>
    </style:style>
    <style:style style:name="P14" style:family="paragraph" style:parent-style-name="Standard">
      <style:text-properties fo:color="#800000" fo:font-weight="normal" officeooo:rsid="002e9a38" officeooo:paragraph-rsid="002e9a38" style:font-weight-asian="normal" style:font-weight-complex="normal"/>
    </style:style>
    <style:style style:name="P15" style:family="paragraph" style:parent-style-name="Standard">
      <style:text-properties officeooo:rsid="001f007e" officeooo:paragraph-rsid="001f007e"/>
    </style:style>
    <style:style style:name="P16" style:family="paragraph" style:parent-style-name="Standard">
      <style:text-properties officeooo:rsid="0020e740" officeooo:paragraph-rsid="0020e740"/>
    </style:style>
    <style:style style:name="P17" style:family="paragraph" style:parent-style-name="Standard">
      <style:text-properties officeooo:rsid="0022adc8" officeooo:paragraph-rsid="0022adc8"/>
    </style:style>
    <style:style style:name="P18" style:family="paragraph" style:parent-style-name="Standard">
      <style:text-properties officeooo:rsid="0024f7c3" officeooo:paragraph-rsid="0024f7c3"/>
    </style:style>
    <style:style style:name="P19" style:family="paragraph" style:parent-style-name="Standard">
      <style:text-properties officeooo:rsid="0026d23f" officeooo:paragraph-rsid="0026d23f"/>
    </style:style>
    <style:style style:name="P20" style:family="paragraph" style:parent-style-name="Standard">
      <style:text-properties officeooo:rsid="0027149d" officeooo:paragraph-rsid="0027149d"/>
    </style:style>
    <style:style style:name="P21" style:family="paragraph" style:parent-style-name="Standard">
      <style:text-properties officeooo:rsid="00273736" officeooo:paragraph-rsid="0024f7c3"/>
    </style:style>
    <style:style style:name="P22" style:family="paragraph" style:parent-style-name="Standard">
      <style:text-properties officeooo:rsid="00273736" officeooo:paragraph-rsid="00273736"/>
    </style:style>
    <style:style style:name="P23" style:family="paragraph" style:parent-style-name="Standard">
      <style:text-properties officeooo:rsid="0027569d" officeooo:paragraph-rsid="0027569d"/>
    </style:style>
    <style:style style:name="P24" style:family="paragraph" style:parent-style-name="Standard">
      <style:text-properties officeooo:rsid="002953c5" officeooo:paragraph-rsid="002953c5"/>
    </style:style>
    <style:style style:name="P25" style:family="paragraph" style:parent-style-name="Standard">
      <style:text-properties officeooo:rsid="00299cc7" officeooo:paragraph-rsid="00299cc7"/>
    </style:style>
    <style:style style:name="T1" style:family="text">
      <style:text-properties officeooo:rsid="001f007e"/>
    </style:style>
    <style:style style:name="T2" style:family="text">
      <style:text-properties officeooo:rsid="001f1e3b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2ef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INUX</text:p>
      <text:p text:style-name="P23">Su</text:p>
      <text:p text:style-name="P23">Sudo mkdir nazwa</text:p>
      <text:p text:style-name="P23">rmdir -</text:p>
      <text:p text:style-name="P23">uprawnienia - <text:s/></text:p>
      <text:p text:style-name="P23"/>
      <text:p text:style-name="P2"/>
      <text:p text:style-name="P2"/>
      <text:p text:style-name="P2"/>
      <text:p text:style-name="P2">HTM</text:p>
      <text:p text:style-name="P1">- Co to jest Html</text:p>
      <text:p text:style-name="P1">* Element blokowe I linjowe</text:p>
      <text:p text:style-name="P1">* Tagi Html</text:p>
      <text:p text:style-name="P1"/>
      <text:p text:style-name="P2">- CSS</text:p>
      <text:p text:style-name="P2">Dwie klasy na raz css <text:s/>(.klasa.klasa)</text:p>
      <text:p text:style-name="P2"/>
      <text:p text:style-name="P2">SCRUM</text:p>
      <text:p text:style-name="P2">Ile trwa Sprint</text:p>
      <text:p text:style-name="P2">Zespół scrumowy</text:p>
      <text:p text:style-name="P2">Story Pointy</text:p>
      <text:p text:style-name="P3">Zdażenia w sprincie</text:p>
      <text:p text:style-name="P4">Artefakty </text:p>
      <text:p text:style-name="P4"/>
      <text:p text:style-name="P4">GIT</text:p>
      <text:p text:style-name="P4">git add remote origin <text:s/>http…..</text:p>
      <text:p text:style-name="P4">push wysyła na zdalne repozytorium</text:p>
      <text:p text:style-name="P4">co to są feature baranche </text:p>
      <text:p text:style-name="P4"/>
      <text:p text:style-name="P5">JQuery</text:p>
      <text:p text:style-name="P5"/>
      <text:p text:style-name="P5">$(“ Selektor ”).metoda</text:p>
      <text:p text:style-name="P6">JSON</text:p>
      <text:p text:style-name="P6"/>
      <text:p text:style-name="P6">Co to jest JSON – Java script object ntation</text:p>
      <text:p text:style-name="P8">{</text:p>
      <text:p text:style-name="P8">“ala”: “musi być w stringach”</text:p>
      <text:p text:style-name="P8">}</text:p>
      <text:p text:style-name="P7"/>
      <text:p text:style-name="P6">Co może się znajdować w środku {} <text:span text:style-name="T1">[]</text:span></text:p>
      <text:p text:style-name="P6"/>
      <text:p text:style-name="P7">JSON- String ,bulean <text:s/>,number, array, object,</text:p>
      <text:p text:style-name="P7"/>
      <text:p text:style-name="P15"><text:span text:style-name="T2">fetch zwraca </text:span>(PROMISE) – obirtnice mają 3 stany</text:p>
      <text:p text:style-name="P15">- pending</text:p>
      <text:p text:style-name="P15">- resolved</text:p>
      <text:p text:style-name="P15">- reject</text:p>
      <text:p text:style-name="P15"/>
      <text:p text:style-name="P15">.then()</text:p>
      <text:p text:style-name="P15">.catch()</text:p>
      <text:p text:style-name="P15"/>
      <text:p text:style-name="P16">Satusy </text:p>
      <text:p text:style-name="P16"><text:soft-page-break/>100- informacyjne</text:p>
      <text:p text:style-name="P16">200- powiodło się</text:p>
      <text:p text:style-name="P16">300 -przierowania</text:p>
      <text:p text:style-name="P16">400 -błąd po stronie urzytkownika</text:p>
      <text:p text:style-name="P16">500- błąd po stronie servera</text:p>
      <text:p text:style-name="P16"/>
      <text:p text:style-name="P16"/>
      <text:p text:style-name="P16"/>
      <text:p text:style-name="P16"/>
      <text:p text:style-name="P16"/>
      <text:p text:style-name="P16">JS</text:p>
      <text:p text:style-name="P16"/>
      <text:p text:style-name="P16">funkcja moze zwracać funkcje I ją przyjmować</text:p>
      <text:p text:style-name="P19">jesli przy zminnej nie dasz var to przypisze zminnę do okna</text:p>
      <text:p text:style-name="P19">np </text:p>
      <text:p text:style-name="P19">kursanci = “bla bla”</text:p>
      <text:p text:style-name="P19">window.kursanci = “bla bla”</text:p>
      <text:p text:style-name="P16"/>
      <text:p text:style-name="P16">function inkubator (<text:span text:style-name="T3">callback</text:span>)</text:p>
      <text:p text:style-name="P16"/>
      <text:p text:style-name="P20">let handleClick2 </text:p>
      <text:p text:style-name="P20"/>
      <text:p text:style-name="P20">push nie zwraca tablicy tylko długość tablicy</text:p>
      <text:p text:style-name="P20"/>
      <text:p text:style-name="P22">Struktury danych</text:p>
      <text:p text:style-name="P22">popy pushe map filter rediuce sort</text:p>
      <text:p text:style-name="P22"/>
      <text:p text:style-name="P22">czym jest this: ES5 - obiktem odnosi sie do window</text:p>
      <text:p text:style-name="P22"><text:tab/><text:tab/>:ES6 -</text:p>
      <text:p text:style-name="P22"/>
      <text:p text:style-name="P22"/>
      <text:p text:style-name="P16"/>
      <text:p text:style-name="P17">REST</text:p>
      <text:p text:style-name="P17"/>
      <text:p text:style-name="P17">Metody: GET ,POST,PUT, DELATE</text:p>
      <text:p text:style-name="P17"/>
      <text:p text:style-name="P18">co to jest OOP -</text:p>
      <text:p text:style-name="P23"/>
      <text:p text:style-name="P23">REACT- </text:p>
      <text:p text:style-name="P21"/>
      <text:p text:style-name="P23">Node- silnik JS do uruchamiania javascripta na lokalnym komputerze</text:p>
      <text:p text:style-name="P23">npm -menager pakietów</text:p>
      <text:p text:style-name="P23"/>
      <text:p text:style-name="P24">App(React) →virtual DOM( React DOM) – (DOM)</text:p>
      <text:p text:style-name="P24"/>
      <text:p text:style-name="P24">dump component – Te komponenty kture nie posiadają stanu</text:p>
      <text:p text:style-name="P22"/>
      <text:p text:style-name="P25">JSX w bablel <text:s/>– jest przerabiany na funkcjie </text:p>
      <text:p text:style-name="P25"/>
      <text:p text:style-name="P9">Router ???? – służy do tworzenia scieżek </text:p>
      <text:p text:style-name="P9">parametry <text:s/>z rutera zawsze zwrucą stringa</text:p>
      <text:p text:style-name="P9"/>
      <text:p text:style-name="P10"><text:soft-page-break/>index of ????</text:p>
      <text:p text:style-name="P13">Kiedy sie componnent przerenderuje <text:s/>?? - jeżeli zmienia sie propsy lub stan</text:p>
      <text:p text:style-name="P10"/>
      <text:p text:style-name="P11">Redux</text:p>
      <text:p text:style-name="P10"/>
      <text:p text:style-name="P13">conect - zwaca funkcje <text:s/>!!!</text:p>
      <text:p text:style-name="P9"/>
      <text:p text:style-name="P11">Główna idea reduxa </text:p>
      <text:p text:style-name="P14"/>
      <text:p text:style-name="P14">jak pobrać dane z servera <text:s/><text:span text:style-name="T4">w state</text:span> <text:s/><text:span text:style-name="T4">const <text:s/>fetch (httt:…) .then(resonse.jason())</text:span></text:p>
      <text:p text:style-name="P11"/>
      <text:p text:style-name="P11"/>
      <text:p text:style-name="P12">Co to jest ajax asyncipt i hroniczne javascript I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8:09:43.562035273</meta:creation-date>
    <dc:date>2018-01-20T13:57:41.661868639</dc:date>
    <meta:editing-duration>PT1H23M2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73" meta:word-count="287" meta:character-count="1706" meta:non-whitespace-character-count="1463"/>
  </office:meta>
</office:document-meta>
</file>